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50%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svg:stroke-opacity="50%" draw:fill="none" draw:textarea-vertical-align="middle"/>
    </style:style>
    <style:style style:name="gr5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color="#999999"/>
    </style:style>
    <style:style style:name="P2" style:family="paragraph">
      <style:paragraph-properties fo:text-align="center"/>
    </style:style>
    <style:style style:name="T1" style:family="text">
      <style:text-properties fo:color="#9999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58cm" svg:height="1.415cm" svg:x="1.632cm" svg:y="1.532cm">
          <text:p text:style-name="P1"><text:span text:style-name="T1">2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58cm" svg:height="1.415cm" svg:x="6.633cm" svg:y="1.532cm">
          <text:p text:style-name="P2">5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.58cm" svg:height="1.415cm" svg:x="12.134cm" svg:y="1.532cm">
          <text:p text:style-name="P2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" draw:id="id4" draw:layer="layout" svg:width="1.58cm" svg:height="1.415cm" svg:x="9.435cm" svg:y="4.632cm">
          <text:p text:style-name="P2">1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3.212cm" svg:y1="2.24cm" svg:x2="6.633cm" svg:y2="2.24cm" draw:start-shape="id1" draw:start-glue-point="10" draw:end-shape="id2" draw:end-glue-point="6" svg:d="M3212 2240h3421" svg:viewBox="0 0 3422 1">
          <text:p text:style-name="P2"><text:span text:style-name="T1">1</text:span></text:p>
          <text:p text:style-name="P2"/>
        </draw:connector>
        <draw:connector draw:style-name="gr5" draw:text-style-name="P2" draw:layer="layout" draw:type="line" svg:x1="8.213cm" svg:y1="2.24cm" svg:x2="12.134cm" svg:y2="2.24cm" draw:start-shape="id2" draw:start-glue-point="10" draw:end-shape="id3" draw:end-glue-point="6" svg:d="M8213 2240h3921" svg:viewBox="0 0 3922 1">
          <text:p text:style-name="P2">10</text:p>
          <text:p text:style-name="P2"/>
        </draw:connector>
        <draw:connector draw:style-name="gr6" draw:text-style-name="P2" draw:layer="layout" draw:type="line" svg:x1="7.982cm" svg:y1="2.74cm" svg:x2="9.666cm" svg:y2="4.839cm" draw:start-shape="id2" draw:start-glue-point="9" draw:end-shape="id4" draw:end-glue-point="5" svg:d="M7982 2740l1684 2099" svg:viewBox="0 0 1685 2100">
          <text:p text:style-name="P2"><text:s text:c="4"/>1</text:p>
        </draw:connector>
        <draw:connector draw:style-name="gr6" draw:text-style-name="P2" draw:layer="layout" draw:type="line" svg:x1="10.784cm" svg:y1="4.839cm" svg:x2="12.365cm" svg:y2="2.74cm" draw:start-shape="id4" draw:start-glue-point="11" draw:end-shape="id3" draw:end-glue-point="7" svg:d="M10784 4839l1581-2099" svg:viewBox="0 0 1582 2100">
          <text:p text:style-name="P2"><text:s text:c="4"/>1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2T14:40:02.354797464</meta:creation-date>
    <dc:date>2016-07-02T14:52:00.266800973</dc:date>
    <dc:creator>elucterio </dc:creator>
    <meta:editing-duration>PT5M40S</meta:editing-duration>
    <meta:editing-cycles>3</meta:editing-cycles>
    <meta:generator>LibreOffice/4.2.8.2$Linux_X86_64 LibreOffice_project/420m0$Build-2</meta:generator>
    <meta:document-statistic meta:object-count="8"/>
  </office:meta>
</office:document-meta>
</file>